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VAREZ CCARHUACHIN JUAN CARL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VAREZ CCARHUACHIN, JUAN CARLO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VAREZ CCARHUACHIN, JUAN CARL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CARHUACHIN CHACON, LEONCI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7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1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4441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00:34:1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